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71430437830499699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76395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77665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78437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98321101492853414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91573019835513375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77781038413111731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826672212966317390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137406728534147172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942965524409277163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31256724976951737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164856414499909653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4T21:56:58.29</dc:date>
    <dc:creator>James  Lombardi</dc:creator>
    <meta:editing-duration>P8DT13H58M26S</meta:editing-duration>
    <meta:editing-cycles>759</meta:editing-cycles>
    <meta:generator>OpenOffice/4.1.2$Win32 OpenOffice.org_project/412m3$Build-9782</meta:generator>
    <meta:document-statistic meta:table-count="0" meta:image-count="0" meta:object-count="0" meta:page-count="30" meta:paragraph-count="785" meta:word-count="9844" meta:character-count="49275"/>
  </office:meta>
</office:document-meta>
</file>